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89in"/>
    </style:style>
    <style:style style:name="co2" style:family="table-column">
      <style:table-column-properties fo:break-before="auto" style:column-width="1.6189in"/>
    </style:style>
    <style:style style:name="co3" style:family="table-column">
      <style:table-column-properties fo:break-before="auto" style:column-width="0.5252in"/>
    </style:style>
    <style:style style:name="co4" style:family="table-column">
      <style:table-column-properties fo:break-before="auto" style:column-width="1.4043in"/>
    </style:style>
    <style:style style:name="co5" style:family="table-column">
      <style:table-column-properties fo:break-before="auto" style:column-width="0.8035in"/>
    </style:style>
    <style:style style:name="co6" style:family="table-column">
      <style:table-column-properties fo:break-before="auto" style:column-width="1.67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item1</text:p>
          </table:table-cell>
          <table:table-cell office:value-type="string" calcext:value-type="string">
            <text:p>rate1</text:p>
          </table:table-cell>
          <table:table-cell office:value-type="string" calcext:value-type="string">
            <text:p>item2</text:p>
          </table:table-cell>
          <table:table-cell office:value-type="string" calcext:value-type="string">
            <text:p>rate2</text:p>
          </table:table-cell>
          <table:table-cell office:value-type="string" calcext:value-type="string">
            <text:p>item3</text:p>
          </table:table-cell>
          <table:table-cell office:value-type="string" calcext:value-type="string">
            <text:p>rate3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1.7051in" svg:y="0.178in" draw:caption-point-x="-0.2402in" draw:caption-point-y="0.0039in">
              <dc:date>2024-05-04T00:00:00</dc:date>
              <text:p text:style-name="P1">火来校長のエクストラ対戦ルート - 中</text:p>
            </office:annotation>
            <text:p>女子選抜チーム</text:p>
          </table:table-cell>
          <table:table-cell office:value-type="string" calcext:value-type="string">
            <text:p>セキュリティシューズ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てっぺきのグローブ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守りのペンダント銅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ネオジャパンスパイク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ネオジャパングローブ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戦士たちのほこり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ネオジャパンスパイク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ネオジャパングローブ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守りのペンダント銀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1.7051in" svg:y="0.1776in" draw:caption-point-x="-0.2402in" draw:caption-point-y="0.5374in">
              <dc:date>2024-05-04T00:00:00</dc:date>
              <text:p text:style-name="P1">火来校長のエクストラ対戦ルート – 上</text:p>
            </office:annotation>
            <text:p>ビッグウェイブス</text:p>
          </table:table-cell>
          <table:table-cell office:value-type="string" calcext:value-type="string">
            <text:p>大津波のスパイク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大津波のグローブ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力のペンダント銅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Ｄライオンシューズ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Ｄライオングローブ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守りのペンダント銅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火竜のスパイク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火竜のグローブ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アジア予選の思い出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きこうしのウェア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力のペンダント銀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守りのペンダント銀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1.7051in" svg:y="0.8315in" draw:caption-point-x="-0.2402in" draw:caption-point-y="0.5945in">
              <dc:date>2024-05-04T00:00:00</dc:date>
              <text:p text:style-name="P1">火来校長のエクストラ対戦ルート - 下</text:p>
            </office:annotation>
            <text:p>ナイツオブクィーン</text:p>
          </table:table-cell>
          <table:table-cell office:value-type="string" calcext:value-type="string">
            <text:p>ナイツスパイク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ナイツグローブ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イケイケ！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エンパイアウェア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エンパイアシューズ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エンパイアグローブ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ユニコーンスパイク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ユニコーングローブ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古びたピンバッチ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力のペンダント銀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オルフェウスシューズ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オルフェウスグローブ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キングダムスパイク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キングダムグローブ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シュートプラス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リトルギガント</text:p>
          </table:table-cell>
          <table:table-cell office:value-type="string" calcext:value-type="string">
            <text:p>Lギガントウェア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コトアールシューズ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コトアールグローブ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やぼうのスパイク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やぼうのグローブ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スピードプラス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1.7051in" svg:y="2.1157in" draw:caption-point-x="-0.2402in" draw:caption-point-y="0.5945in">
              <dc:date>2024-05-04T00:00:00</dc:date>
              <text:p text:style-name="P1">エキシビション対戦ルート - 上</text:p>
            </office:annotation>
            <text:p>千羽山</text:p>
          </table:table-cell>
          <table:table-cell office:value-type="string" calcext:value-type="string">
            <text:p>千羽山ウェア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千羽山スパイク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千羽山グローブ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秋葉名戸</text:p>
          </table:table-cell>
          <table:table-cell office:value-type="string" calcext:value-type="string">
            <text:p>秋葉ウェア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秋葉名戸スパイク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秋葉名戸グローブ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戦国伊賀島</text:p>
          </table:table-cell>
          <table:table-cell office:value-type="string" calcext:value-type="string">
            <text:p>戦国ウェア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ニンジャスパイク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ニンジャグローブ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傘美野</text:p>
          </table:table-cell>
          <table:table-cell office:value-type="string" calcext:value-type="string">
            <text:p>傘美野ウェア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傘美野スパイク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傘美野グローブ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大海原中ウェア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マリンスパイク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イプシロン改チケット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野生中ウェア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ワイルドスパイク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ワイルドグラブ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1.7051in" svg:y="3.1823in" draw:caption-point-x="-0.2402in" draw:caption-point-y="0.5945in">
              <dc:date>2024-05-04T00:00:00</dc:date>
              <text:p text:style-name="P1">エキシビション対戦ルート - 下</text:p>
            </office:annotation>
            <text:p>御影専農</text:p>
          </table:table-cell>
          <table:table-cell office:value-type="string" calcext:value-type="string">
            <text:p>御影ウェア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御影専農スパイク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御影専農グローブ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白恋ウェア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せつげんのスパイク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きたぐにのグローブ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尾刈斗</text:p>
          </table:table-cell>
          <table:table-cell office:value-type="string" calcext:value-type="string">
            <text:p>尾刈斗ウェア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のろいのスパイク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のろいのグローブ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漫遊寺ウェア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たんれんスパイク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クンフーグローブ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帝国</text:p>
          </table:table-cell>
          <table:table-cell office:value-type="string" calcext:value-type="string">
            <text:p>帝国ウェア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帝国スパイク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帝国グローブ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陽花戸ウェア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ゆうぐれシューズ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サンセットグローブ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木戸川</text:p>
          </table:table-cell>
          <table:table-cell office:value-type="string" calcext:value-type="string">
            <text:p>木戸川ウェア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木戸川スパイク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木戸川グローブ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1.7051in" svg:y="4.4268in" draw:caption-point-x="-0.2402in" draw:caption-point-y="0.5945in">
              <dc:date>2024-05-04T00:00:00</dc:date>
              <text:p text:style-name="P1">ナゾのエクストラ対戦ルート - 上</text:p>
            </office:annotation>
            <text:p>チームＫ</text:p>
          </table:table-cell>
          <table:table-cell office:value-type="string" calcext:value-type="string">
            <text:p>ふくしゅうのスパイク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ふくしゅうのグローブ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みんなイケイケ！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真・帝国学園</text:p>
          </table:table-cell>
          <table:table-cell office:value-type="string" calcext:value-type="string">
            <text:p>真・帝国学園ウェア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しっこくのスパイク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つわもののグローブ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世宇子ウェア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ディバインスパイク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ディバイングローブ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世宇子ウェア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守りのペンダント銀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力のペンダント銀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1.7051in" svg:y="5.1378in" draw:caption-point-x="-0.2402in" draw:caption-point-y="0.5945in">
              <dc:date>2024-05-04T00:00:00</dc:date>
              <text:p text:style-name="P1">ナゾのエクストラ対戦ルート - 下</text:p>
            </office:annotation>
            <text:p>ジェミニストーム</text:p>
          </table:table-cell>
          <table:table-cell office:value-type="string" calcext:value-type="string">
            <text:p>力のペンダント銅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ほしくずのシューズ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ミクログローブ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守りのペンダント銅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わくせいのシューズ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マクログローブ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力のペンダント銀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わくせいのシューズ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マクログローブ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ザ・ジェネシス</text:p>
          </table:table-cell>
          <table:table-cell office:value-type="string" calcext:value-type="string">
            <text:p>守りのペンダント銀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うちゅうのスパイク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ビッグバンハンド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ちょうわざ！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オーガスパイク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オーガグローブ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1.7051in" svg:y="6.0268in" draw:caption-point-x="-0.2402in" draw:caption-point-y="0.5945in">
              <dc:date>2024-05-04T00:00:00</dc:date>
              <text:p text:style-name="P1">瞳子の超次元トーナメント - 上</text:p>
            </office:annotation>
            <text:p>ガイア</text:p>
          </table:table-cell>
          <table:table-cell office:value-type="string" calcext:value-type="string">
            <text:p>スポットウェア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ブレインスパイク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スーパーノヴァ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警備マシンズ</text:p>
          </table:table-cell>
          <table:table-cell office:value-type="string" calcext:value-type="string">
            <text:p>警備マシンズウェア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しんくうスパイク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うらぎりのグローブ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エイリアＡ</text:p>
          </table:table-cell>
          <table:table-cell office:value-type="string" calcext:value-type="string">
            <text:p>スペースウェア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力のペンダント金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セツヤク！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エイリアＢ</text:p>
          </table:table-cell>
          <table:table-cell office:value-type="string" calcext:value-type="string">
            <text:p>げっこうのウェア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守りのペンダント金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シュートプラス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ホライゾンウェア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守りのペンダント金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ぞくせいきょうか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メイズスパイク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しんりんのグローブ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古びたピンバッチ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 office:value-type="string" calcext:value-type="string">
            <text:p>セーラーウェア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力のペンダント金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むぞくせい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ザ・ビッグ</text:p>
          </table:table-cell>
          <table:table-cell office:value-type="string" calcext:value-type="string">
            <text:p>がんじょうウェア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コロドラシュート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イケメンUP！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ゆうやけのウェア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守りのペンダント金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ディフェンスフォー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1.7051in" svg:y="7.6665in" draw:caption-point-x="-0.2402in" draw:caption-point-y="0.5945in">
              <dc:date>2024-05-04T00:00:00</dc:date>
              <text:p text:style-name="P1">瞳子の超次元トーナメント - 下</text:p>
            </office:annotation>
            <text:p>ＦＦ地区選抜Ｂ</text:p>
          </table:table-cell>
          <table:table-cell office:value-type="string" calcext:value-type="string">
            <text:p>スペースウェア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力のペンダント金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ちょうわざ！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ＦＦ全国選抜Ｂ</text:p>
          </table:table-cell>
          <table:table-cell office:value-type="string" calcext:value-type="string">
            <text:p>マーシャルウェア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守りのペンダント金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ぞくせいきょうか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ＳＰフィクサーズ</text:p>
          </table:table-cell>
          <table:table-cell office:value-type="string" calcext:value-type="string">
            <text:p>SPウェア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セキュリティシューズ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てっぺきのグローブ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ブイサインウェア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ウエイクスパイク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オフェンスプラス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スリースターウェア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力のペンダント金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ちょうわざ！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大阪ギャルズ</text:p>
          </table:table-cell>
          <table:table-cell office:value-type="string" calcext:value-type="string">
            <text:p>大阪ギャルズウェア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ナニワのスパイク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おとめのグローブ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イナズマ’０９</text:p>
          </table:table-cell>
          <table:table-cell office:value-type="string" calcext:value-type="string">
            <text:p>マルチユーズウェア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守りのペンダント金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リカバリ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しんくうま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ふうじんのまい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ばくねつスクリュー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ローズスプラッシュ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ムゲン・ザ・ハンド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ばくねつストーム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1.7051in" svg:y="9.3059in" draw:caption-point-x="-0.2402in" draw:caption-point-y="0.5945in">
              <dc:date>2024-05-04T00:00:00</dc:date>
              <text:p text:style-name="P1">総一郎の超次元トーナメント – 上</text:p>
            </office:annotation>
            <text:p>南米代表</text:p>
          </table:table-cell>
          <table:table-cell office:value-type="string" calcext:value-type="string">
            <text:p>ごくじょうのおでん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守りのペンダント金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リカバリ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Rグリフォンウェア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シャンパンシューズ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シャンパングローブ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マタドールウェア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アルマダスパイク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アルマダグローブ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マタドールフェイント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スリングショット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オフェンスフォー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グループＢ選抜</text:p>
          </table:table-cell>
          <table:table-cell office:value-type="string" calcext:value-type="string">
            <text:p>しんしのウェア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エッフェルドライブ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Ｕ・ボート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ごくじょうのおでん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ライアーショット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スピードプラス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世界代表</text:p>
          </table:table-cell>
          <table:table-cell office:value-type="string" calcext:value-type="string">
            <text:p>ブイサインウェア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ゴッドハンドX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Ｘブラスト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1.7051in" svg:y="10.5902in" draw:caption-point-x="-0.2402in" draw:caption-point-y="0.5945in">
              <dc:date>2024-05-04T00:00:00</dc:date>
              <text:p text:style-name="P1">総一郎の超次元トーナメント - 下</text:p>
            </office:annotation>
            <text:p>ザ・フォワーズ</text:p>
          </table:table-cell>
          <table:table-cell office:value-type="string" calcext:value-type="string">
            <text:p>ほのおのウェア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エッフェルドライブ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シュートフォー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フロッグウェア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コロドラシュート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ディフェンスプラス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プロミネンスウェア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しゃくねつスパイク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コロナハンド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セーラーウェア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守りのペンダント金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スピードフォース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Ｍ・Ｏ・Ｅ</text:p>
          </table:table-cell>
          <table:table-cell office:value-type="string" calcext:value-type="string">
            <text:p>じゅんじょうウェア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力のペンダント金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おいろけUP！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スマートウェア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ザ・ハリケーン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古びたピンバッチ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しんしのウェア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力のペンダント金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ディフェンスフォー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ふうじんのまい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スノーエンジェル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クロスファイア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スティンガー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ライアーショット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ネバーギブアップ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いちばんぼしウェア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力のペンダント金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がくしゅう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1.7051in" svg:y="12.4075in" draw:caption-point-x="-0.2402in" draw:caption-point-y="0.5945in">
              <dc:date>2024-05-04T00:00:00</dc:date>
              <text:p text:style-name="P1">ダイスケの超次元トーナメント - 上</text:p>
            </office:annotation>
            <text:p>アジア選抜</text:p>
          </table:table-cell>
          <table:table-cell office:value-type="string" calcext:value-type="string">
            <text:p>ごくじょうのおでん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力のペンダント金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シュートプラス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ブロッケンウェア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ふくつのスパイク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ふくつのグローブ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マタドールフェイント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ガンショット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スニーキングレイド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グループＡ選抜</text:p>
          </table:table-cell>
          <table:table-cell office:value-type="string" calcext:value-type="string">
            <text:p>クロスファイア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いかりのてっつい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セツヤク！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Gホーンウェア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バファナシューズ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バファナグローブ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ごくじょうのおでん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守りのペンダント金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ぞくせいきょうか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ペガサスショット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力のペンダント金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オフェンスプラス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office:annotation draw:style-name="gr1" draw:text-style-name="P2" svg:width="1.1413in" svg:height="0.7083in" svg:x="1.7051in" svg:y="13.652in" draw:caption-point-x="-0.2402in" draw:caption-point-y="0.5945in">
              <dc:date>2024-05-04T00:00:00</dc:date>
              <text:p text:style-name="P1">ダイスケの超次元トーナメント - 下</text:p>
            </office:annotation>
            <text:p>ダミーエンペラーズ</text:p>
          </table:table-cell>
          <table:table-cell office:value-type="string" calcext:value-type="string">
            <text:p>ダークEウェア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守りのペンダント金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やみのシューズ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表と裏の王者</text:p>
          </table:table-cell>
          <table:table-cell office:value-type="string" calcext:value-type="string">
            <text:p>ファングウェア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ウエイクスパイク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リカバリ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せんしのウェア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ブレインスパイク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クリティカル！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こわもてウェア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力のペンダント金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ネバーギブアップ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シンメトリウェア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ザ・マウンテン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イケイケ！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スティンガー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ムゲン・ザ・ハンド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キーパープラス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しんしのウェア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守りのペンダント金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イカサマ！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ヤングイナズマ</text:p>
          </table:table-cell>
          <table:table-cell office:value-type="string" calcext:value-type="string">
            <text:p>でんせつのウェア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でんせつのスパイク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でんせつのグローブ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1.7051in" svg:y="15.1138in" draw:caption-point-x="-0.2402in" draw:caption-point-y="0.5945in">
              <dc:date>2024-05-04T00:00:00</dc:date>
              <text:p text:style-name="P1">ドリーム超次元トーナメント – 上</text:p>
            </office:annotation>
            <text:p>リアル・エイリア</text:p>
          </table:table-cell>
          <table:table-cell office:value-type="string" calcext:value-type="string">
            <text:p>りゅうせいブレード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スピリットシューズ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ぞくせいきょうか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カームウェア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力のペンダント金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なまけ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てんまのスパイク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ゴー・トゥ・ヘル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エンゼルボール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ャンピオン</text:p>
          </table:table-cell>
          <table:table-cell office:value-type="string" calcext:value-type="string">
            <text:p>ブイサインウェア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ウエイクスパイク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みんなイケイケ！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シャドウ・レイ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こんとんのスパイク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ふっかつ！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1.7051in" svg:y="16.0024in" draw:caption-point-x="-0.2402in" draw:caption-point-y="0.5945in">
              <dc:date>2024-05-04T00:00:00</dc:date>
              <text:p text:style-name="P1">ドリーム超次元トーナメント - 下</text:p>
            </office:annotation>
            <text:p>ダークエンペラーズ</text:p>
          </table:table-cell>
          <table:table-cell office:value-type="string" calcext:value-type="string">
            <text:p>ダークEウェア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やみのシュー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うらぎりのグローブ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ひらめきウェア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ローズスプラッシュ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シュートフォー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ライジングウェア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力のペンダント金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なまけ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ザ・カードウェア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カードチームグローブ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セツヤク！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ナズマ’１０</text:p>
          </table:table-cell>
          <table:table-cell office:value-type="string" calcext:value-type="string">
            <text:p>カミナリウェア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ザ・ハリケーン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ラッキー！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ブイサインウェア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ガンショット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キーパープラス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1.7051in" svg:y="17.0693in" draw:caption-point-x="-0.2402in" draw:caption-point-y="0.5945in">
              <dc:date>2024-05-04T00:00:00</dc:date>
              <text:p text:style-name="P1">鬼瓦刑事の超次元トーナメント - 上</text:p>
            </office:annotation>
            <text:p>ウラ・ライモン</text:p>
          </table:table-cell>
          <table:table-cell office:value-type="string" calcext:value-type="string">
            <text:p>ゆうじょうのウェア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サンダースパイク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シュートフォー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稲妻ＫＦＣ</text:p>
          </table:table-cell>
          <table:table-cell office:value-type="string" calcext:value-type="string">
            <text:p>KFCウェア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稲妻ＫＦＣスパイク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稲妻ＫＦＣグローブ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ＦＦ地区選抜Ａ</text:p>
          </table:table-cell>
          <table:table-cell office:value-type="string" calcext:value-type="string">
            <text:p>ゆうじょうのウェア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力のペンダント金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ちょうわざ！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ＦＦ全国選抜Ａ</text:p>
          </table:table-cell>
          <table:table-cell office:value-type="string" calcext:value-type="string">
            <text:p>マーシャルウェア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守りのペンダント金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古びたピンバッチ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サリーズウェア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サリーズシューズ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サリーズグローブ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ブイサインウェア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力のペンダント金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ディフェンスフォー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ＬＥＶＥＬ－ＧＯ</text:p>
          </table:table-cell>
          <table:table-cell office:value-type="string" calcext:value-type="string">
            <text:p>レトロウェア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守りのペンダント金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こんしん！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ナズマ’０８</text:p>
          </table:table-cell>
          <table:table-cell office:value-type="string" calcext:value-type="string">
            <text:p>タイトポップウェア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サンダースパイク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リカバリ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スノーエンジェル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いかりのてっつい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ザ・マウンテン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雷門ＯＢ</text:p>
          </table:table-cell>
          <table:table-cell office:value-type="string" calcext:value-type="string">
            <text:p>とうこんのウェア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イナズマスパイク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イナズマグローブ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1.7051in" svg:y="18.8469in" draw:caption-point-x="-0.2402in" draw:caption-point-y="0.5945in">
              <dc:date>2024-05-04T00:00:00</dc:date>
              <text:p text:style-name="P1">鬼瓦刑事の超次元トーナメント - 下</text:p>
            </office:annotation>
            <text:p>ベンチーズ１</text:p>
          </table:table-cell>
          <table:table-cell office:value-type="string" calcext:value-type="string">
            <text:p>せんしのウェア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グロウスパイク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キーパープラス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ベンチーズ２</text:p>
          </table:table-cell>
          <table:table-cell office:value-type="string" calcext:value-type="string">
            <text:p>じゅんじょうウェア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力のペンダント金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おいろけUP！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ベンチーズ３</text:p>
          </table:table-cell>
          <table:table-cell office:value-type="string" calcext:value-type="string">
            <text:p>タイトポップウェア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守りのペンダント金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ラッキー！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ベンチーズ４</text:p>
          </table:table-cell>
          <table:table-cell office:value-type="string" calcext:value-type="string">
            <text:p>カミナリウェア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力のペンダント金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ネバーギブアップ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○メガネ○Ａ</text:p>
          </table:table-cell>
          <table:table-cell office:value-type="string" calcext:value-type="string">
            <text:p>テクノウェア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ソウルシューズ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やくびょうがみ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がんじょうウェア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守りのペンダント金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がくしゅう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スカルウェア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力のペンダント金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クリティカル！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ゼブラウェア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守りのペンダント金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こんしん！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フューチャーウェア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スピリットシューズ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スピードフォー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1.7051in" svg:y="20.4866in" draw:caption-point-x="-0.2402in" draw:caption-point-y="0.5945in">
              <dc:date>2024-05-04T00:00:00</dc:date>
              <text:p text:style-name="P1">夕香の超次元トーナメント - 上</text:p>
            </office:annotation>
            <text:p>Ｏ・Ｔ・Ａ・Ｋ・Ｕ</text:p>
          </table:table-cell>
          <table:table-cell office:value-type="string" calcext:value-type="string">
            <text:p>テクノウェア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力のペンダント金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オフェンスフォース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ブリザードボンバー</text:p>
          </table:table-cell>
          <table:table-cell office:value-type="string" calcext:value-type="string">
            <text:p>D･ダストウェア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ひょうけつスパイク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オーロラハンド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トリコロールウェア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守りのペンダント金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やくびょうがみ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ファイアーズ</text:p>
          </table:table-cell>
          <table:table-cell office:value-type="string" calcext:value-type="string">
            <text:p>ほのおのウェア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ばくねつスクリュー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イカサマ！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セーラーウェア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守りのペンダント金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みんなイケイケ！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ライダースウェア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力のペンダント金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スピードプラス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マーシャルウェア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グロウスパイク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オフェンスプラス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フューチャーウェア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力のペンダント金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ちょうわざ！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ディフェンズ</text:p>
          </table:table-cell>
          <table:table-cell office:value-type="string" calcext:value-type="string">
            <text:p>スニーキングレイド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しんくうま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ザ・マウンテン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テクノウェア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守りのペンダント金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ディフェンスプラス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真・パイレーツ</text:p>
          </table:table-cell>
          <table:table-cell office:value-type="string" calcext:value-type="string">
            <text:p>スカルウェア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ザ・タイフーン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がくしゅう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office:annotation draw:style-name="gr1" draw:text-style-name="P2" svg:width="1.1413in" svg:height="0.7083in" svg:x="1.7051in" svg:y="22.4815in" draw:caption-point-x="-0.2402in" draw:caption-point-y="0.5945in">
              <dc:date>2024-05-04T00:00:00</dc:date>
              <text:p text:style-name="P1">夕香の超次元トーナメント - 下</text:p>
            </office:annotation>
            <text:p>ベンチーズ５</text:p>
          </table:table-cell>
          <table:table-cell office:value-type="string" calcext:value-type="string">
            <text:p>ストライプウェア２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力のペンダント金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イケメンUP！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ベンチーズ６</text:p>
          </table:table-cell>
          <table:table-cell office:value-type="string" calcext:value-type="string">
            <text:p>セーラーウェア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力のペンダント金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むぞくせい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○メガネ○Ｂ</text:p>
          </table:table-cell>
          <table:table-cell office:value-type="string" calcext:value-type="string">
            <text:p>ひらめきウェア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守りのペンダント金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古びたピンバッチ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きぞくのウェア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力のペンダント金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オフェンスフォース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フドウヘッズ</text:p>
          </table:table-cell>
          <table:table-cell office:value-type="string" calcext:value-type="string">
            <text:p>スカルウェア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守りのペンダント金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イケメンUP！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キュート★スターズ</text:p>
          </table:table-cell>
          <table:table-cell office:value-type="string" calcext:value-type="string">
            <text:p>じゅんじょうウェア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ローズスプラッシュ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おいろけUP！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絶・世路死苦</text:p>
          </table:table-cell>
          <table:table-cell office:value-type="string" calcext:value-type="string">
            <text:p>こわもてウェア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しんくうま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むぞくせい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ごくあくウェア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力のペンダント金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みんなイケイケ！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ファングウェア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守りのペンダント金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こんしん！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1.7051in" svg:y="24.2004in" draw:caption-point-x="-0.2402in" draw:caption-point-y="0.5945in">
              <dc:date>2024-05-04T00:00:00</dc:date>
              <text:p text:style-name="P1">ルシェの超次元トーナメント - </text:p>
            </office:annotation>
            <text:p>スペシャルズ</text:p>
          </table:table-cell>
          <table:table-cell office:value-type="string" calcext:value-type="string">
            <text:p>SPウェア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力のペンダント金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ディフェンスプラス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いちばんぼしウェア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守りのペンダント金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セツヤク！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イケメンスパークス</text:p>
          </table:table-cell>
          <table:table-cell office:value-type="string" calcext:value-type="string">
            <text:p>カンフーウェア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守りのペンダント金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イケメンUP！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ストリームウェア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ザ・タイフーン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こんしん！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ひらめきウェア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力のペンダント金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キーパープラス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でんせつのウェア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でんせつのスパイク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でんせつのグローブ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おいろけボンバーズ</text:p>
          </table:table-cell>
          <table:table-cell office:value-type="string" calcext:value-type="string">
            <text:p>大阪ギャルズウェア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守りのペンダント金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おいろけUP！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マタドールウェア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マタドールフェイント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スリングショット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フューチャーウェア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しんせだいシューズ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じせだいグローブ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真・世界選抜</text:p>
          </table:table-cell>
          <table:table-cell office:value-type="string" calcext:value-type="string">
            <text:p>ストライプウェア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Ｕ・ボート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タマシイ・ザ・ハンド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4T10:58:39.230486775</meta:creation-date>
    <dc:date>2024-05-04T12:45:24.635099135</dc:date>
    <meta:editing-duration>PT46M6S</meta:editing-duration>
    <meta:editing-cycles>14</meta:editing-cycles>
    <meta:generator>LibreOffice/7.3.7.2$Linux_X86_64 LibreOffice_project/30$Build-2</meta:generator>
    <meta:document-statistic meta:table-count="1" meta:cell-count="1029" meta:object-count="0"/>
  </office:meta>
</office:document-meta>
</file>